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🔐 Login Page Requirements for a Restaurant</text:h>
      <text:p text:style-name="Horizontal_20_Line"/>
      <text:h text:style-name="Heading_20_2" text:outline-level="2">1. <text:span text:style-name="Strong_20_Emphasis">User Input Fields</text:span></text:h>
      <text:list xml:id="list3552699090" text:style-name="L1">
        <text:list-item>
          <text:p text:style-name="P1"><text:span text:style-name="Strong_20_Emphasis">Username or Email</text:span> (allow either to log in)</text:p>
        </text:list-item>
        <text:list-item>
          <text:p text:style-name="P1"><text:span text:style-name="Strong_20_Emphasis">Password</text:span></text:p>
        </text:list-item>
        <text:list-item>
          <text:p text:style-name="P1"><text:span text:style-name="Strong_20_Emphasis">“Remember Me” checkbox</text:span> (optional, to keep user logged in)</text:p>
        </text:list-item>
      </text:list>
      <text:p text:style-name="Horizontal_20_Line"/>
      <text:h text:style-name="Heading_20_2" text:outline-level="2">2. <text:span text:style-name="Strong_20_Emphasis">Password Handling</text:span></text:h>
      <text:list xml:id="list4026365410" text:style-name="L2">
        <text:list-item>
          <text:p text:style-name="P2">Password input should be <text:span text:style-name="Strong_20_Emphasis">masked</text:span> (dots or stars instead of letters)</text:p>
        </text:list-item>
        <text:list-item>
          <text:p text:style-name="P2">Option to <text:span text:style-name="Strong_20_Emphasis">show/hide password</text:span> (eye icon toggle)</text:p>
        </text:list-item>
        <text:list-item>
          <text:p text:style-name="P2">Password length and complexity checked during registration, but login just accepts correct password</text:p>
        </text:list-item>
      </text:list>
      <text:p text:style-name="Horizontal_20_Line"/>
      <text:h text:style-name="Heading_20_2" text:outline-level="2">3. <text:span text:style-name="Strong_20_Emphasis">User Experience (UX)</text:span></text:h>
      <text:list xml:id="list170733886" text:style-name="L3">
        <text:list-item>
          <text:p text:style-name="P3">Clear, concise <text:span text:style-name="Strong_20_Emphasis">labels</text:span> and <text:span text:style-name="Strong_20_Emphasis">placeholders</text:span></text:p>
        </text:list-item>
        <text:list-item>
          <text:p text:style-name="P3">Responsive design (works well on phones, tablets, desktops)</text:p>
        </text:list-item>
        <text:list-item>
          <text:p text:style-name="P3">Real-time <text:span text:style-name="Strong_20_Emphasis">validation messages</text:span> for empty fields (e.g., “Password is required”)</text:p>
        </text:list-item>
        <text:list-item>
          <text:p text:style-name="P3">Friendly error messages on incorrect login (e.g., “Invalid username or password”)</text:p>
        </text:list-item>
        <text:list-item>
          <text:p text:style-name="P3">Submit/login button disabled until required fields are filled</text:p>
        </text:list-item>
        <text:list-item>
          <text:p text:style-name="P3">Provide <text:span text:style-name="Strong_20_Emphasis">loading indicator</text:span> while checking credentials</text:p>
        </text:list-item>
      </text:list>
      <text:p text:style-name="Horizontal_20_Line"/>
      <text:h text:style-name="Heading_20_2" text:outline-level="2">4. <text:span text:style-name="Strong_20_Emphasis">Security Features</text:span></text:h>
      <text:list xml:id="list3866965392" text:style-name="L4">
        <text:list-item>
          <text:p text:style-name="P4">Limit login attempts (to prevent brute-force attacks)</text:p>
        </text:list-item>
        <text:list-item>
          <text:p text:style-name="P4">Use HTTPS to encrypt data sent from client to server</text:p>
        </text:list-item>
        <text:list-item>
          <text:p text:style-name="P4">Option for <text:span text:style-name="Strong_20_Emphasis">two-factor authentication (2FA)</text:span> (optional, for extra security)</text:p>
        </text:list-item>
        <text:list-item>
          <text:p text:style-name="P4">Protect against SQL injection and other common attacks</text:p>
        </text:list-item>
        <text:list-item>
          <text:p text:style-name="P4">Secure session management after login (cookies with secure flags)</text:p>
        </text:list-item>
      </text:list>
      <text:p text:style-name="Horizontal_20_Line"/>
      <text:h text:style-name="Heading_20_2" text:outline-level="2"><text:soft-page-break/>5. <text:span text:style-name="Strong_20_Emphasis">Additional Functionalities</text:span></text:h>
      <text:list xml:id="list1450689346" text:style-name="L5">
        <text:list-item>
          <text:p text:style-name="P5"><text:span text:style-name="Strong_20_Emphasis">Forgot Password?</text:span> link to reset password via email</text:p>
        </text:list-item>
        <text:list-item>
          <text:p text:style-name="P5">Option to login using <text:span text:style-name="Strong_20_Emphasis">social accounts</text:span> (Google, Facebook, Apple) if implemented</text:p>
        </text:list-item>
        <text:list-item>
          <text:p text:style-name="P5">Redirect user to appropriate page after login (e.g., dashboard or homepage)</text:p>
        </text:list-item>
        <text:list-item>
          <text:p text:style-name="P5">Show “Keep me signed in” option to extend session duration</text:p>
        </text:list-item>
      </text:list>
      <text:p text:style-name="Horizontal_20_Line"/>
      <text:h text:style-name="Heading_20_2" text:outline-level="2">6. <text:span text:style-name="Strong_20_Emphasis">Backend &amp; Data Handling</text:span></text:h>
      <text:list xml:id="list3858217402" text:style-name="L6">
        <text:list-item>
          <text:p text:style-name="P6">Validate credentials securely on the server side</text:p>
        </text:list-item>
        <text:list-item>
          <text:p text:style-name="P6">Track failed login attempts and lock account temporarily after multiple failures</text:p>
        </text:list-item>
        <text:list-item>
          <text:p text:style-name="P6">Log login timestamps for security auditing (optional)</text:p>
        </text:list-item>
        <text:list-item>
          <text:p text:style-name="P6">Manage user sessions securely with expiration time</text:p>
        </text:list-item>
      </text:list>
      <text:p text:style-name="Horizontal_20_Line"/>
      <text:h text:style-name="Heading_20_2" text:outline-level="2">7. <text:span text:style-name="Strong_20_Emphasis">Accessibility</text:span></text:h>
      <text:list xml:id="list626708266" text:style-name="L7">
        <text:list-item>
          <text:p text:style-name="P7">Keyboard navigation support (tab through fields)</text:p>
        </text:list-item>
        <text:list-item>
          <text:p text:style-name="P7">Screen reader friendly labels and error messages</text:p>
        </text:list-item>
        <text:list-item>
          <text:p text:style-name="P7">Good contrast and readable fonts</text:p>
        </text:list-item>
      </text:list>
      <text:p text:style-name="Horizontal_20_Line"/>
      <text:h text:style-name="Heading_20_2" text:outline-level="2">8. <text:span text:style-name="Strong_20_Emphasis">Performance</text:span></text:h>
      <text:list xml:id="list2174267188" text:style-name="L8">
        <text:list-item>
          <text:p text:style-name="P8">Quick load time</text:p>
        </text:list-item>
        <text:list-item>
          <text:p text:style-name="P8">Immediate feedback on errors</text:p>
        </text:list-item>
        <text:list-item>
          <text:p text:style-name="P8">Minimal page redirects unless necessary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1:23:11.804683697</meta:creation-date>
    <dc:date>2026-03-17T11:24:20.545579595</dc:date>
    <meta:editing-duration>PT1M9S</meta:editing-duration>
    <meta:editing-cycles>1</meta:editing-cycles>
    <meta:document-statistic meta:table-count="0" meta:image-count="0" meta:object-count="0" meta:page-count="2" meta:paragraph-count="40" meta:word-count="306" meta:character-count="1925" meta:non-whitespace-character-count="1690"/>
    <meta:generator>LibreOffice/7.3.7.2$Linux_X86_64 LibreOffice_project/30$Build-2</meta:generator>
  </office:meta>
</office:document-meta>
</file>